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cm" fo:min-width="0cm"/>
    </style:style>
    <style:style style:name="gr4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75.9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5.518cm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6.102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6.045cm" style:use-optimal-column-width="false"/>
    </style:style>
    <style:style style:name="ro1" style:family="table-row">
      <style:table-row-properties style:row-height="4.545cm"/>
    </style:style>
    <style:style style:name="ro2" style:family="table-row">
      <style:table-row-properties style:row-height="4.543cm"/>
    </style:style>
    <style:style style:name="ro3" style:family="table-row">
      <style:table-row-properties style:row-height="4.596cm"/>
    </style:style>
    <style:style style:name="ro4" style:family="table-row">
      <style:table-row-properties style:row-height="4.603cm"/>
    </style:style>
    <style:style style:name="ce1" style:family="table-cell">
      <style:graphic-properties draw:fill="solid" draw:fill-color="#99ccff" style:repeat="repeat"/>
    </style:style>
    <style:style style:name="ce2" style:family="table-cell">
      <style:graphic-properties draw:fill="solid" draw:fill-color="#c0c0c0" style:repeat="repeat"/>
    </style:style>
    <style:style style:name="ce3" style:family="table-cell">
      <style:graphic-properties draw:fill="solid" draw:fill-color="#94bd5e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ffcc99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5.08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0000" fo:font-size="60pt" style:font-size-asian="60pt" style:font-size-complex="60pt"/>
    </style:style>
    <style:style style:name="T3" style:family="text">
      <style:text-properties fo:color="#ff6600" fo:font-size="60pt" style:font-size-asian="60pt" style:font-size-complex="60pt"/>
    </style:style>
    <style:style style:name="T4" style:family="text">
      <style:text-properties fo:color="#ff00cc" fo:font-size="60pt" style:font-size-asian="60pt" style:font-size-complex="60pt"/>
    </style:style>
    <style:style style:name="T5" style:family="text">
      <style:text-properties fo:color="#ff3333" fo:font-size="60pt" style:font-size-asian="60pt" style:font-size-complex="60pt"/>
    </style:style>
    <style:style style:name="T6" style:family="text">
      <style:text-properties fo:color="#0000ff" fo:font-size="60pt" style:font-size-asian="60pt" style:font-size-complex="60pt"/>
    </style:style>
    <style:style style:name="T7" style:family="text">
      <style:text-properties fo:color="#0000cc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2.671cm" svg:height="18.177cm" svg:x="18.364cm" svg:y="11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4"/>
              <table:table-cell table:style-name="ce2"/>
            </table:table-row>
            <table:table-row table:style-name="ro1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31.496cm" svg:height="2.159cm" svg:x="20.939cm" svg:y="13.4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0.922cm" svg:x="56.753cm" svg:y="13.9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1.623cm" svg:height="1.905cm" svg:x="25.892cm" svg:y="26.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0.16cm" svg:x="20.812cm" svg:y="17.3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0.447cm" svg:height="1.778cm" svg:x="26.654cm" svg:y="17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9.431cm" svg:height="1.397cm" svg:x="32.115cm" svg:y="22.5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.905cm" svg:x="50.53cm" svg:y="17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397cm" svg:height="2.032cm" svg:x="26.527cm" svg:y="21.9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4.191cm" svg:height="2.618cm" svg:x="36.052cm" svg:y="8.041cm">
          <draw:text-box>
            <text:p><text:span text:style-name="T1">Col</text:span></text:p>
          </draw:text-box>
        </draw:frame>
        <draw:frame draw:style-name="gr3" draw:text-style-name="P2" draw:layer="layout" svg:width="5.08cm" svg:height="2.618cm" svg:x="62.214cm" svg:y="18.909cm">
          <draw:text-box draw:corner-radius="32.257cm">
            <text:p><text:span text:style-name="T1">Row</text:span></text:p>
          </draw:text-box>
        </draw:frame>
        <draw:frame draw:style-name="standard" draw:layer="layout" svg:width="42.29cm" svg:height="22.986cm" svg:x="18.908cm" svg:y="42.0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4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draw:layer="layout" svg:width="31.242cm" svg:height="1.397cm" svg:x="21.311cm" svg:y="43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032cm" svg:height="14.478cm" svg:x="57.506cm" svg:y="43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1.623cm" svg:height="1.27cm" svg:x="27.153cm" svg:y="62.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397cm" svg:height="14.097cm" svg:x="21.184cm" svg:y="48.5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8.542cm" svg:height="1.905cm" svg:x="27.407cm" svg:y="47.9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778cm" svg:height="6.096cm" svg:x="51.537cm" svg:y="4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8.796cm" svg:height="1.397cm" svg:x="34.011cm" svg:y="57.5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524cm" svg:height="5.334cm" svg:x="27.534cm" svg:y="52.8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6.322cm" svg:height="1.651cm" svg:x="17.512cm" svg:y="81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7cm" svg:height="18.415cm" svg:x="53.126cm" svg:y="83.2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4.544cm" svg:height="1.143cm" svg:x="18.274cm" svg:y="101.0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89cm" svg:height="18.542cm" svg:x="16.623cm" svg:y="82.5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1" draw:layer="layout" svg:width="3.573cm" svg:height="4.949cm" draw:transform="skewX (-1.05278238297122E-016) rotate (0.540877535193043) translate (53.382078047619cm 80.3454753809917cm)" svg:viewBox="0 0 3574 4950" svg:d="M0 13c1284-109 2522 444 3266 1962 736 1500 131 3537-1565 2830l-1288-99">
          <text:p/>
        </draw:path>
        <draw:path draw:style-name="gr5" draw:text-style-name="P1" draw:layer="layout" svg:width="5.471cm" svg:height="5.603cm" draw:transform="skewX (-6.07383325800615E-017) rotate (-1.18996548400973) translate (56.3419426363422cm 99.3801977463102cm)" svg:viewBox="0 0 5472 5604" svg:d="M0 72c1341-253 2628 222 3923 452 1592 282 1904 2399 1178 3580l-1008 964-1458 536-986-21">
          <text:p/>
        </draw:path>
        <draw:path draw:style-name="gr5" draw:text-style-name="P1" draw:layer="layout" svg:width="3.978cm" svg:height="6.376cm" draw:transform="rotate (-2.28987197861656) translate (19.8582227907223cm 103.50684910467cm)" svg:viewBox="0 0 3979 6377" svg:d="M0 89c1851-476 2970 1046 3693 2291 676 1163 131 3331-1411 3997l-1608-433-629-370">
          <text:p/>
        </draw:path>
        <draw:path draw:style-name="gr5" draw:text-style-name="P1" draw:layer="layout" svg:width="4.976cm" svg:height="5.726cm" draw:transform="skewX (6.53508165333156E-017) rotate (2.21429922200521) translate (15.173cm 83.705cm)" svg:viewBox="0 0 4977 5727" svg:d="M0 0c1570 110 3445 89 4549 1247 1356 1422-884 2362-1570 3441l-947 877-1547 139-161 23">
          <text:p/>
        </draw:path>
        <draw:frame draw:style-name="gr6" draw:text-style-name="P2" draw:layer="layout" svg:width="4.799cm" svg:height="2.618cm" svg:x="55.258cm" svg:y="107.045cm">
          <draw:text-box>
            <text:p><text:span text:style-name="T1">1-&gt;2</text:span></text:p>
          </draw:text-box>
        </draw:frame>
        <draw:frame draw:style-name="gr6" draw:text-style-name="P2" draw:layer="layout" svg:width="4.799cm" svg:height="2.618cm" svg:x="13.856cm" svg:y="107.045cm">
          <draw:text-box>
            <text:p><text:span text:style-name="T1">2-&gt;3</text:span></text:p>
          </draw:text-box>
        </draw:frame>
        <draw:frame draw:style-name="gr6" draw:text-style-name="P2" draw:layer="layout" svg:width="4.799cm" svg:height="2.618cm" svg:x="13.729cm" svg:y="74.582cm">
          <draw:text-box>
            <text:p><text:span text:style-name="T1">3-&gt;0</text:span></text:p>
          </draw:text-box>
        </draw:frame>
        <draw:frame draw:style-name="gr6" draw:text-style-name="P2" draw:layer="layout" svg:width="4.799cm" svg:height="2.618cm" svg:x="55.994cm" svg:y="75.168cm">
          <draw:text-box>
            <text:p><text:span text:style-name="T1">0-&gt;1</text:span></text:p>
          </draw:text-box>
        </draw:frame>
        <draw:frame draw:style-name="gr6" draw:text-style-name="P2" draw:layer="layout" svg:width="5.442cm" svg:height="2.618cm" svg:x="31.499cm" svg:y="83.472cm">
          <draw:text-box draw:corner-radius="0.127cm">
            <text:p><text:span text:style-name="T1">width</text:span></text:p>
          </draw:text-box>
        </draw:frame>
        <draw:frame draw:style-name="gr7" draw:text-style-name="P2" draw:layer="layout" svg:width="76.454cm" svg:height="71.261cm" svg:x="7.096cm" svg:y="119.999cm">
          <draw:text-box draw:corner-radius="0.127cm">
            <text:p><text:span text:style-name="T1">while(</text:span><text:span text:style-name="T2">count</text:span><text:span text:style-name="T1"> &lt; </text:span><text:span text:style-name="T3">width</text:span><text:span text:style-name="T1">*</text:span><text:span text:style-name="T4">height</text:span><text:span text:style-name="T1">)</text:span></text:p>
            <text:p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if(print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int( [c, r] 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ashset.add(c*width + r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5">count</text:span><text:span text:style-name="T1">++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}</text:span></text:p>
            <text:p><text:span text:style-name="T1"/></text:p>
            <text:p text:style-name="P3"><text:span text:style-name="T1">if( </text:span><text:span text:style-name="T6">turn % 4</text:span><text:span text:style-name="T1">==0 &amp;&amp; r+1 &lt; </text:span><text:span text:style-name="T3">width</text:span><text:span text:style-name="T1"> &amp;&amp; hashset.containsNo(c*</text:span><text:span text:style-name="T3">width</text:span><text:span text:style-name="T1">+r+1))</text:span></text:p>
            <text:p text:style-name="P3"><text:span text:style-name="T1">{</text:span></text:p>
            <text:p text:style-name="P3"><text:span text:style-name="T1"><text:tab/></text:span><text:span text:style-name="T1"><text:tab/></text:span><text:span text:style-name="T1">r++</text:span><text:span text:style-name="T1"><text:tab/></text:span><text:span text:style-name="T1"><text:tab/></text:span><text:span text:style-name="T1">print=true</text:span></text:p>
            <text:p text:style-name="P3"><text:span text:style-name="T1">}</text:span></text:p>
            <text:p text:style-name="P3"><text:span text:style-name="T1">else if( </text:span><text:span text:style-name="T7">turn % 4</text:span><text:span text:style-name="T1">==1 &amp;&amp; c+1 &lt; </text:span><text:span text:style-name="T4">height</text:span><text:span text:style-name="T1"> &amp;&amp; hashset.containsNo((c+1)*</text:span><text:span text:style-name="T3">width</text:span><text:span text:style-name="T1">+r))</text:span></text:p>
            <text:p text:style-name="P3"><text:span text:style-name="T1">{</text:span></text:p>
            <text:p text:style-name="P3"><text:span text:style-name="T1"><text:tab/></text:span><text:span text:style-name="T1"><text:tab/></text:span><text:span text:style-name="T1">c++</text:span><text:span text:style-name="T1"><text:tab/></text:span><text:span text:style-name="T1"><text:tab/></text:span><text:span text:style-name="T1"> print=true</text:span></text:p>
            <text:p text:style-name="P3"><text:span text:style-name="T1">}</text:span></text:p>
            <text:p text:style-name="P3"><text:span text:style-name="T1">else if( </text:span><text:span text:style-name="T7">turn % 4</text:span><text:span text:style-name="T1">==2 &amp;&amp; r &gt; 0 &amp;&amp; hashset.containsNo(c*</text:span><text:span text:style-name="T3">width</text:span><text:span text:style-name="T1"> + r – 1))</text:span></text:p>
            <text:p text:style-name="P3"><text:span text:style-name="T1">{</text:span></text:p>
            <text:p text:style-name="P3"><text:span text:style-name="T1"><text:tab/></text:span><text:span text:style-name="T1"><text:tab/></text:span><text:span text:style-name="T1">r--</text:span><text:span text:style-name="T1"><text:tab/></text:span><text:span text:style-name="T1"><text:tab/></text:span><text:span text:style-name="T1">print=true</text:span></text:p>
            <text:p text:style-name="P3"><text:span text:style-name="T1">}</text:span></text:p>
            <text:p text:style-name="P3"><text:span text:style-name="T1">else if( </text:span><text:span text:style-name="T6">turn % 4</text:span><text:span text:style-name="T1">==3 &amp;&amp; c &gt; 0 &amp;&amp; !hashset.containNo((c-1)*</text:span><text:span text:style-name="T3">width</text:span><text:span text:style-name="T1">+r))</text:span></text:p>
            <text:p text:style-name="P3"><text:span text:style-name="T1">{</text:span></text:p>
            <text:p text:style-name="P3"><text:span text:style-name="T1"><text:tab/></text:span><text:span text:style-name="T1"> <text:s/></text:span><text:span text:style-name="T1">c--</text:span><text:span text:style-name="T1"><text:tab/></text:span><text:span text:style-name="T1"><text:tab/></text:span><text:span text:style-name="T1"><text:tab/></text:span><text:span text:style-name="T1">print=true</text:span></text:p>
            <text:p text:style-name="P3"><text:span text:style-name="T1">}</text:span></text:p>
            <text:p text:style-name="P3"><text:span text:style-name="T1">else</text:span></text:p>
            <text:p text:style-name="P3"><text:span text:style-name="T1">{</text:span></text:p>
            <text:p text:style-name="P3"><text:span text:style-name="T1"><text:tab/></text:span><text:span text:style-name="T1"><text:tab/></text:span><text:span text:style-name="T6">turn</text:span><text:span text:style-name="T1">++</text:span><text:span text:style-name="T1"><text:tab/></text:span><text:span text:style-name="T1"><text:tab/></text:span><text:span text:style-name="T1"><text:tab/></text:span><text:span text:style-name="T1"><text:tab/></text:span><text:span text:style-name="T1">print=false</text:span><text:span text:style-name="T1"><text:tab/></text:span></text:p>
            <text:p text:style-name="P3"><text:span text:style-name="T1">}</text:span></text:p>
            <text:p><text:span text:style-name="T1">}</text:span></text:p>
          </draw:text-box>
        </draw:frame>
        <draw:frame draw:style-name="gr6" draw:text-style-name="P2" draw:layer="layout" svg:width="4.617cm" svg:height="2.618cm" svg:x="28.686cm" svg:y="116.57cm">
          <draw:text-box draw:corner-radius="0.127cm">
            <text:p><text:span text:style-name="T1">[c, r]</text:span></text:p>
          </draw:text-box>
        </draw:frame>
        <draw:frame draw:style-name="gr8" draw:text-style-name="P2" draw:layer="layout" svg:width="6.272cm" svg:height="2.618cm" svg:x="17.777cm" svg:y="91.078cm">
          <draw:text-box draw:corner-radius="0.127cm">
            <text:p><text:span text:style-name="T1">he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01.6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1:18:17.156102000</meta:creation-date>
    <dc:date>2014-11-12T02:31:49.353786000</dc:date>
    <meta:editing-duration>PT1H2M29S</meta:editing-duration>
    <meta:editing-cycles>6</meta:editing-cycles>
    <meta:generator>LibreOffice/4.2.5.2$MacOSX_X86_64 LibreOffice_project/61cb170a04bb1f12e77c884eab9192be736ec5f5</meta:generator>
    <meta:document-statistic meta:object-count="36"/>
  </office:meta>
</office:document-meta>
</file>